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5600000300AE4B09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01cm, 10.86cm, 7.14cm, 14.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358cm" svg:height="19cm" draw:transform="skewX (-0.00279252680319093) translate (3.964cm 1cm)">
          <draw:image xlink:href="Pictures/100000000000055600000300AE4B09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2:43:20.667000000</meta:creation-date>
    <dc:date>2014-09-22T12:44:44.757000000</dc:date>
    <meta:editing-duration>PT1M25S</meta:editing-duration>
    <meta:editing-cycles>1</meta:editing-cycles>
    <meta:document-statistic meta:object-count="1"/>
    <meta:generator>LibreOffice/4.3.1.2$Windows_x86 LibreOffice_project/958349dc3b25111dbca392fbc281a05559ef6848</meta:generator>
  </office:meta>
</office:document-meta>
</file>